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1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William N. Wilmerto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3, 1896</text:p>
      <text:p text:style-name="P6">Month<text:tab/><text:tab/><text:tab/><text:tab/><text:tab/><text:tab/>March</text:p>
      <text:p text:style-name="P6">Year<text:tab/><text:tab/><text:tab/><text:tab/><text:tab/><text:tab/>1896</text:p>
      <text:p text:style-name="P6">Hebrew Date<text:tab/><text:tab/><text:tab/><text:tab/><text:tab/></text:p>
      <text:p text:style-name="P6">Undated</text:p>
      <text:p text:style-name="P6">City<text:tab/><text:tab/><text:tab/><text:tab/><text:tab/><text:tab/>Chester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YOUNG MEN'S CHRISTIAN ASSOCIATION,/</text:p>
      <text:p text:style-name="P2">Fifth and Edgmont Avenue./</text:p>
      <text:p text:style-name="P3">B. FRANK BEATTY, President.<text:tab/><text:tab/><text:tab/>ORLANDO H. CLOUD, Recording Secretary./</text:p>
      <text:p text:style-name="P3">M. OCHELTREE, Treasurer.<text:tab/><text:tab/><text:tab/><text:tab/>WM. N. WILMERTON, General Secretary./</text:p>
      <text:p text:style-name="P4">Chester, Pa. March 3, 1896.-/</text:p>
      <text:p text:style-name="P3">Rev. Dr. S. Morais,/</text:p>
      <text:p text:style-name="P3"><text:tab/>3rd. St., near Buttonwood,/</text:p>
      <text:p text:style-name="P3"><text:tab/><text:tab/>Philadelphia, Pa./</text:p>
      <text:p text:style-name="P3">My Dear Sir:-/</text:p>
      <text:p text:style-name="P3"><text:tab/>Will you kindly inform me of the position which the Jewish/ church of the several classes take in regard to foreign mission/ work. <text:s/>Among the Protestant Christian churches it is the custom to/ send into foreign lands, missionaries to advocate their peculiar/ religious ideas. <text:s/>I desire to know if the Jewish church do this kind/ of work in any form. <text:s/>Enclosed find stamped envelope for reply./ <text:s/>B./ <text:s/>Respectfully yours,/ Wm. N. Wilmerto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4T15:25:23.74</meta:creation-date>
    <meta:document-statistic meta:table-count="0" meta:image-count="0" meta:object-count="0" meta:page-count="2" meta:paragraph-count="70" meta:word-count="281" meta:character-count="2015"/>
    <dc:date>2012-01-04T15:34:33.10</dc:date>
    <dc:creator>Penn Libraries</dc:creator>
    <meta:editing-duration>PT00H09M09S</meta:editing-duration>
    <meta:editing-cycles>1</meta:editing-cycles>
    <meta:generator>OpenOffice.org/3.2$Win32 OpenOffice.org_project/320m12$Build-9483</meta:generator>
  </office:meta>
</office:document-meta>
</file>